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2501" officeooo:paragraph-rsid="00022501"/>
    </style:style>
    <style:style style:name="P2" style:family="paragraph" style:parent-style-name="Standard">
      <style:text-properties officeooo:rsid="00032402" officeooo:paragraph-rsid="00032402"/>
    </style:style>
    <style:style style:name="P3" style:family="paragraph" style:parent-style-name="Standard">
      <style:text-properties officeooo:rsid="00032402" officeooo:paragraph-rsid="00068420"/>
    </style:style>
    <style:style style:name="P4" style:family="paragraph" style:parent-style-name="Standard">
      <style:text-properties officeooo:rsid="0003f752" officeooo:paragraph-rsid="0003f752"/>
    </style:style>
    <style:style style:name="P5" style:family="paragraph" style:parent-style-name="Standard">
      <style:text-properties officeooo:rsid="00050ada" officeooo:paragraph-rsid="00050ada"/>
    </style:style>
    <style:style style:name="P6" style:family="paragraph" style:parent-style-name="Standard">
      <style:text-properties officeooo:rsid="00050ada" officeooo:paragraph-rsid="00078a35"/>
    </style:style>
    <style:style style:name="P7" style:family="paragraph" style:parent-style-name="Standard">
      <style:text-properties officeooo:rsid="00068420" officeooo:paragraph-rsid="00068420"/>
    </style:style>
    <style:style style:name="P8" style:family="paragraph" style:parent-style-name="Standard">
      <style:text-properties officeooo:rsid="00078a35" officeooo:paragraph-rsid="00078a35"/>
    </style:style>
    <style:style style:name="P9" style:family="paragraph" style:parent-style-name="Standard">
      <style:text-properties officeooo:rsid="00091c8e" officeooo:paragraph-rsid="00091c8e"/>
    </style:style>
    <style:style style:name="P10" style:family="paragraph" style:parent-style-name="Standard">
      <style:text-properties officeooo:rsid="000953b5" officeooo:paragraph-rsid="000953b5"/>
    </style:style>
    <style:style style:name="P11" style:family="paragraph" style:parent-style-name="Standard">
      <style:text-properties officeooo:rsid="000953b5" officeooo:paragraph-rsid="000aae81"/>
    </style:style>
    <style:style style:name="P12" style:family="paragraph" style:parent-style-name="Standard">
      <style:text-properties officeooo:rsid="000953b5" officeooo:paragraph-rsid="000c66a3"/>
    </style:style>
    <style:style style:name="P13" style:family="paragraph" style:parent-style-name="Standard">
      <style:text-properties officeooo:rsid="000953b5" officeooo:paragraph-rsid="000d7af7"/>
    </style:style>
    <style:style style:name="P14" style:family="paragraph" style:parent-style-name="Standard">
      <style:text-properties officeooo:rsid="000953b5" officeooo:paragraph-rsid="000d7daa"/>
    </style:style>
    <style:style style:name="P15" style:family="paragraph" style:parent-style-name="Standard">
      <style:text-properties officeooo:rsid="000aae81" officeooo:paragraph-rsid="000aae81"/>
    </style:style>
    <style:style style:name="P16" style:family="paragraph" style:parent-style-name="Standard">
      <style:text-properties officeooo:rsid="000aae81" officeooo:paragraph-rsid="000c66a3"/>
    </style:style>
    <style:style style:name="P17" style:family="paragraph" style:parent-style-name="Standard">
      <style:text-properties officeooo:rsid="000d7af7" officeooo:paragraph-rsid="000d7af7"/>
    </style:style>
    <style:style style:name="P18" style:family="paragraph" style:parent-style-name="Standard">
      <style:text-properties officeooo:rsid="000f9671" officeooo:paragraph-rsid="000f9671"/>
    </style:style>
    <style:style style:name="P19" style:family="paragraph" style:parent-style-name="Standard">
      <style:text-properties officeooo:rsid="000f9671" officeooo:paragraph-rsid="00109a1e"/>
    </style:style>
    <style:style style:name="P20" style:family="paragraph" style:parent-style-name="Standard">
      <style:text-properties officeooo:rsid="000f9671" officeooo:paragraph-rsid="0010a441"/>
    </style:style>
    <style:style style:name="P21" style:family="paragraph" style:parent-style-name="Standard">
      <style:text-properties officeooo:rsid="0012f371" officeooo:paragraph-rsid="0012f371"/>
    </style:style>
    <style:style style:name="P22" style:family="paragraph" style:parent-style-name="Standard">
      <style:text-properties style:text-line-through-style="none" style:text-line-through-type="none" officeooo:rsid="00148f2f" officeooo:paragraph-rsid="00148f2f"/>
    </style:style>
    <style:style style:name="P23" style:family="paragraph" style:parent-style-name="Standard">
      <style:text-properties officeooo:rsid="00091c8e" officeooo:paragraph-rsid="00091c8e"/>
    </style:style>
    <style:style style:name="P24" style:family="paragraph" style:parent-style-name="Standard">
      <style:text-properties officeooo:rsid="0010a441" officeooo:paragraph-rsid="0010a441"/>
    </style:style>
    <style:style style:name="P25" style:family="paragraph" style:parent-style-name="Standard">
      <style:text-properties style:text-line-through-style="none" style:text-line-through-type="none" officeooo:rsid="001456b9" officeooo:paragraph-rsid="0012f371"/>
    </style:style>
    <style:style style:name="P26" style:family="paragraph" style:parent-style-name="Standard">
      <style:text-properties style:text-line-through-style="none" style:text-line-through-type="none" officeooo:rsid="00148f2f" officeooo:paragraph-rsid="00148f2f"/>
    </style:style>
    <style:style style:name="P27" style:family="paragraph" style:parent-style-name="Standard">
      <style:text-properties style:text-line-through-style="none" style:text-line-through-type="none" officeooo:rsid="0017265c" officeooo:paragraph-rsid="0017265c"/>
    </style:style>
    <style:style style:name="P28" style:family="paragraph" style:parent-style-name="Standard">
      <style:text-properties style:text-line-through-style="none" style:text-line-through-type="none" officeooo:rsid="0018368c" officeooo:paragraph-rsid="0018368c"/>
    </style:style>
    <style:style style:name="P29" style:family="paragraph" style:parent-style-name="Standard">
      <style:text-properties style:text-line-through-style="none" style:text-line-through-type="none" officeooo:rsid="0018368c" officeooo:paragraph-rsid="0019ff93"/>
    </style:style>
    <style:style style:name="P30" style:family="paragraph" style:parent-style-name="Standard">
      <style:text-properties style:text-line-through-style="none" style:text-line-through-type="none" officeooo:rsid="0019ff93" officeooo:paragraph-rsid="0019ff93"/>
    </style:style>
    <style:style style:name="P31" style:family="paragraph" style:parent-style-name="Standard">
      <style:text-properties style:text-line-through-style="none" style:text-line-through-type="none" officeooo:rsid="001c8345" officeooo:paragraph-rsid="001c8345"/>
    </style:style>
    <style:style style:name="P32" style:family="paragraph" style:parent-style-name="Standard">
      <style:text-properties style:text-line-through-style="none" style:text-line-through-type="none" officeooo:rsid="001dca74" officeooo:paragraph-rsid="001dca74"/>
    </style:style>
    <style:style style:name="P33" style:family="paragraph" style:parent-style-name="Standard">
      <style:text-properties style:text-line-through-style="none" style:text-line-through-type="none" officeooo:rsid="001ef56d" officeooo:paragraph-rsid="001ef56d"/>
    </style:style>
    <style:style style:name="P34" style:family="paragraph" style:parent-style-name="Standard">
      <style:text-properties style:text-line-through-style="none" style:text-line-through-type="none" officeooo:rsid="0020726b" officeooo:paragraph-rsid="0020726b"/>
    </style:style>
    <style:style style:name="P35" style:family="paragraph" style:parent-style-name="Standard">
      <style:text-properties style:text-line-through-style="none" style:text-line-through-type="none" officeooo:rsid="002229b3" officeooo:paragraph-rsid="002229b3"/>
    </style:style>
    <style:style style:name="P36" style:family="paragraph" style:parent-style-name="Standard">
      <style:text-properties style:text-line-through-style="none" style:text-line-through-type="none" officeooo:rsid="00241908" officeooo:paragraph-rsid="00241908"/>
    </style:style>
    <style:style style:name="P37" style:family="paragraph" style:parent-style-name="Standard">
      <style:text-properties style:text-line-through-style="none" style:text-line-through-type="none" officeooo:rsid="00241908" officeooo:paragraph-rsid="0025702c"/>
    </style:style>
    <style:style style:name="P38" style:family="paragraph" style:parent-style-name="Standard">
      <style:text-properties style:text-line-through-style="none" style:text-line-through-type="none" officeooo:rsid="0025702c" officeooo:paragraph-rsid="0025702c"/>
    </style:style>
    <style:style style:name="P39" style:family="paragraph" style:parent-style-name="Standard">
      <style:text-properties style:text-line-through-style="none" style:text-line-through-type="none" officeooo:rsid="00262f74" officeooo:paragraph-rsid="00262f74"/>
    </style:style>
    <style:style style:name="P40" style:family="paragraph" style:parent-style-name="Standard">
      <style:text-properties style:text-line-through-style="none" style:text-line-through-type="none" officeooo:rsid="00262f74" officeooo:paragraph-rsid="0026f5ae"/>
    </style:style>
    <style:style style:name="T1" style:family="text">
      <style:text-properties officeooo:rsid="00032402"/>
    </style:style>
    <style:style style:name="T2" style:family="text">
      <style:text-properties officeooo:rsid="0003f752"/>
    </style:style>
    <style:style style:name="T3" style:family="text">
      <style:text-properties officeooo:rsid="00050ada"/>
    </style:style>
    <style:style style:name="T4" style:family="text">
      <style:text-properties officeooo:rsid="00068420"/>
    </style:style>
    <style:style style:name="T5" style:family="text">
      <style:text-properties officeooo:rsid="00078a35"/>
    </style:style>
    <style:style style:name="T6" style:family="text">
      <style:text-properties officeooo:rsid="00091c8e"/>
    </style:style>
    <style:style style:name="T7" style:family="text">
      <style:text-properties officeooo:rsid="000953b5"/>
    </style:style>
    <style:style style:name="T8" style:family="text">
      <style:text-properties officeooo:rsid="000aae81"/>
    </style:style>
    <style:style style:name="T9" style:family="text">
      <style:text-properties officeooo:rsid="000c66a3"/>
    </style:style>
    <style:style style:name="T10" style:family="text">
      <style:text-properties officeooo:rsid="000d7af7"/>
    </style:style>
    <style:style style:name="T11" style:family="text">
      <style:text-properties officeooo:rsid="000d7daa"/>
    </style:style>
    <style:style style:name="T12" style:family="text">
      <style:text-properties officeooo:rsid="000f1e46"/>
    </style:style>
    <style:style style:name="T13" style:family="text">
      <style:text-properties officeooo:rsid="00109a1e"/>
    </style:style>
    <style:style style:name="T14" style:family="text">
      <style:text-properties officeooo:rsid="0010a441"/>
    </style:style>
    <style:style style:name="T15" style:family="text">
      <style:text-properties officeooo:rsid="00114139"/>
    </style:style>
    <style:style style:name="T16" style:family="text">
      <style:text-properties officeooo:rsid="0012f371"/>
    </style:style>
    <style:style style:name="T17" style:family="text">
      <style:text-properties officeooo:rsid="001456b9"/>
    </style:style>
    <style:style style:name="T18" style:family="text">
      <style:text-properties officeooo:rsid="0018368c"/>
    </style:style>
    <style:style style:name="T19" style:family="text">
      <style:text-properties officeooo:rsid="0019ff93"/>
    </style:style>
    <style:style style:name="T20" style:family="text">
      <style:text-properties officeooo:rsid="001b88de"/>
    </style:style>
    <style:style style:name="T21" style:family="text">
      <style:text-properties officeooo:rsid="001c8345"/>
    </style:style>
    <style:style style:name="T22" style:family="text">
      <style:text-properties officeooo:rsid="001dca74"/>
    </style:style>
    <style:style style:name="T23" style:family="text">
      <style:text-properties officeooo:rsid="0025702c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officeooo:rsid="0026f5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membuat laravel di cmd</text:p>
      <text:p text:style-name="P1">- composer create-project laravel/laravel:^9.0 master_laravel9</text:p>
      <text:p text:style-name="P1">2. copy folder master laravel</text:p>
      <text:p text:style-name="P1">3. paste folder master laravel dan mengganti nama folder dengan sikom1</text:p>
      <text:p text:style-name="P1">4. kembali ke cmd dan menggunakan folder sikom1</text:p>
      <text:p text:style-name="P1">5. <text:span text:style-name="T1">membuka folder <text:s/>[sikom1] <text:s/>di vscode</text:span></text:p>
      <text:p text:style-name="P2"><text:s text:c="3"/>-<text:span text:style-name="T2">membuat database di migrasi </text:span></text:p>
      <text:p text:style-name="P3"><text:s text:c="3"/>-<text:span text:style-name="T2">buka terminal</text:span></text:p>
      <text:p text:style-name="P3"><text:span text:style-name="T4">6.</text:span><text:span text:style-name="T2">membuat model + migrasi buku</text:span></text:p>
      <text:p text:style-name="P2"><text:tab/><text:span text:style-name="T2">~php artisan make:model Buku</text:span></text:p>
      <text:p text:style-name="P4"><text:s text:c="3"/>-buka file migrasi di buku</text:p>
      <text:p text:style-name="P4"><text:s text:c="3"/><text:tab/>~$table-&gt;id();</text:p>
      <text:p text:style-name="P4"><text:tab/>~(judul)</text:p>
      <text:p text:style-name="P4"><text:tab/>~<text:span text:style-name="T4">(</text:span>penulis<text:span text:style-name="T4">)</text:span></text:p>
      <text:p text:style-name="P4"><text:tab/>~<text:span text:style-name="T4">(</text:span>penerbit<text:span text:style-name="T4">)</text:span></text:p>
      <text:p text:style-name="P4"><text:tab/>~<text:span text:style-name="T4">(</text:span>thun terbit<text:span text:style-name="T4">)</text:span></text:p>
      <text:p text:style-name="P4"><text:tab/>~timestamps<text:span text:style-name="T4">()</text:span>;</text:p>
      <text:p text:style-name="P4"><text:s text:c="16"/>php artisan make:model K<text:span text:style-name="T3">t</text:span>egoriBuku</text:p>
      <text:p text:style-name="P4"><text:s text:c="3"/>-<text:span text:style-name="T3">membuat tble di</text:span></text:p>
      <text:p text:style-name="P5"><text:span text:style-name="T4">7. </text:span>membut <text:span text:style-name="T4">migrasi kategori </text:span>buku relasi</text:p>
      <text:p text:style-name="P5"><text:s text:c="4"/><text:tab/>~php artisan make:model kategori buku relasi</text:p>
      <text:p text:style-name="P5"><text:s text:c="4"/>-membuat table <text:span text:style-name="T4">di</text:span> bwah create <text:span text:style-name="T4">(migrasi)</text:span></text:p>
      <text:p text:style-name="P5"><text:tab/>~id();</text:p>
      <text:p text:style-name="P5"><text:tab/>~foreignId(‘buku_id’)constrined(‘buku’);</text:p>
      <text:p text:style-name="P5"><text:tab/>~foreignId(‘kategori_id’) constrined(‘kategori_bukus’);</text:p>
      <text:p text:style-name="P5"><text:tab/><text:span text:style-name="T2">~timestamps</text:span>()<text:span text:style-name="T2">;</text:span></text:p>
      <text:p text:style-name="P7">8.membuat migrasi peminjaman</text:p>
      <text:p text:style-name="P7"><text:tab/>~php artisan make:model peminjaman</text:p>
      <text:p text:style-name="P7"><text:s text:c="4"/>-membuat date di migrsi</text:p>
      <text:p text:style-name="P7"><text:s text:c="6"/>~date(‘tanggal_peminjman’);</text:p>
      <text:p text:style-name="P7"><text:s text:c="6"/>~date(‘tnggal_pengambilan’);</text:p>
      <text:p text:style-name="P7"><text:s text:c="6"/>~string(‘status_peminjaman’);</text:p>
      <text:p text:style-name="P7">9. membuat <text:span text:style-name="T5">migrasi di </text:span>koleksi pribadi</text:p>
      <text:p text:style-name="P7"><text:tab/>~php artisan make:model koleksi_pribadi</text:p>
      <text:p text:style-name="P6"><text:s/>-membuat table <text:span text:style-name="T4">di</text:span> bwah create <text:span text:style-name="T4">(migrasi)</text:span></text:p>
      <text:p text:style-name="P6"><text:tab/>~id();</text:p>
      <text:p text:style-name="P6"><text:tab/>~foreignId(‘buku_id’)constrined(‘buku’);</text:p>
      <text:p text:style-name="P6"><text:tab/>~foreignId(‘kategori_id’) constrined(‘kategori_bukus’);</text:p>
      <text:p text:style-name="P6"><text:tab/><text:span text:style-name="T2">~timestamps</text:span>()<text:span text:style-name="T2">;</text:span></text:p>
      <text:p text:style-name="P8">10. membuat migrasi untuk ulasan buku</text:p>
      <text:p text:style-name="P8"><text:tab/>~php artisan make:model ulasan_buku</text:p>
      <text:p text:style-name="P8"><text:span text:style-name="T3"><text:s text:c="8"/>-membuat table </text:span><text:span text:style-name="T4">di</text:span><text:span text:style-name="T3"> bwah create </text:span><text:span text:style-name="T4">(migrasi)</text:span></text:p>
      <text:p text:style-name="P6"><text:tab/>~id();</text:p>
      <text:p text:style-name="P6"><text:tab/>~foreignId(‘buku_id’)constrined(‘buku’);</text:p>
      <text:p text:style-name="P6"><text:tab/>~foreignId(‘kategori_id’) constrined(‘kategori_bukus’);</text:p>
      <text:p text:style-name="P6"><text:tab/><text:span text:style-name="T5">~text(‘ulasan’);</text:span></text:p>
      <text:p text:style-name="P6"><text:tab/><text:span text:style-name="T5">~</text:span></text:p>
      <text:p text:style-name="P6"><text:tab/><text:span text:style-name="T2">~timestamps</text:span>()<text:span text:style-name="T2">;</text:span></text:p>
      <text:p text:style-name="P8">11. buka file user</text:p>
      <text:p text:style-name="P8"><text:s text:c="6"/>-tmbahkan, di bawh create</text:p>
      <text:p text:style-name="P8"><text:tab/>~id();</text:p>
      <text:p text:style-name="P8"><text:tab/>~string (username);</text:p>
      <text:p text:style-name="P8"><text:soft-page-break/><text:tab/>~string(email)-&gt;unique();</text:p>
      <text:p text:style-name="P8"><text:tab/>~string(password)</text:p>
      <text:p text:style-name="P8"><text:tab/>~string(nama_lengkap)</text:p>
      <text:p text:style-name="P8"><text:tab/>~text(alamat)</text:p>
      <text:p text:style-name="P8"><text:tab/>~enum(‘role”, [administrator, petugas, peminjam])</text:p>
      <text:p text:style-name="P8"><text:tab/>~enum(‘verifikasi, [belum, sudah])</text:p>
      <text:p text:style-name="P6"><text:span text:style-name="T2"><text:tab/>~timestamps</text:span>()<text:span text:style-name="T2">;</text:span></text:p>
      <text:p text:style-name="P8">12. jalankan perintah artisan migrate</text:p>
      <text:p text:style-name="P9"><text:s text:c="7"/>-file env diganti menjadi sikom1</text:p>
      <text:p text:style-name="P8"><text:tab/><text:span text:style-name="T6">~</text:span>php artisan make:migrate [yes]</text:p>
      <text:p text:style-name="P9">13. cek database di localhost</text:p>
      <text:p text:style-name="P10"><text:s text:c="6"/>-msuk model<text:span text:style-name="T8">s</text:span> buku </text:p>
      <text:p text:style-name="P10"><text:tab/>~use HasFcactory</text:p>
      <text:p text:style-name="P10"><text:tab/> <text:s/>^protected $guarded=[‘id’]</text:p>
      <text:p text:style-name="P10"><text:tab/> <text:s/>^public function ulasanbuku() //relasi ulasan buku</text:p>
      <text:p text:style-name="P10"><text:tab/> <text:s text:c="3"/>{</text:p>
      <text:p text:style-name="P10"><text:tab/> <text:s text:c="3"/><text:tab/>return $this-&gt;hasMany(UlasanBuku::class);</text:p>
      <text:p text:style-name="P10"><text:tab/> <text:s text:c="3"/>}</text:p>
      <text:p text:style-name="P10"><text:tab/> <text:s text:c="3"/>public function koleksipribadi()</text:p>
      <text:p text:style-name="P10"><text:tab/> <text:s text:c="3"/>{</text:p>
      <text:p text:style-name="P10"><text:tab/><text:tab/>return $this-&gt;hasMany(KoleksiPribadi::class);</text:p>
      <text:p text:style-name="P10"><text:tab/> <text:s text:c="3"/>}</text:p>
      <text:p text:style-name="P10"><text:tab/> <text:s text:c="3"/>public function ktegoribuku_relasi()</text:p>
      <text:p text:style-name="P10"><text:tab/> <text:s text:c="3"/>{</text:p>
      <text:p text:style-name="P10"><text:tab/><text:tab/>return $this-&gt;hasMany(KategoriBuku_Relasi::class)</text:p>
      <text:p text:style-name="P10"><text:tab/> <text:s text:c="3"/><text:span text:style-name="T8">}</text:span></text:p>
      <text:p text:style-name="P10"><text:tab/> <text:s text:c="3"/><text:span text:style-name="T8">public function peminjaman()</text:span></text:p>
      <text:p text:style-name="P10"><text:tab/> <text:s text:c="3"/><text:span text:style-name="T8">{</text:span></text:p>
      <text:p text:style-name="P10"><text:tab/><text:tab/><text:span text:style-name="T8">return $this-&gt;hasMany(peminjaman::)</text:span></text:p>
      <text:p text:style-name="P10"><text:tab/> <text:s text:c="3"/><text:span text:style-name="T8">}</text:span></text:p>
      <text:p text:style-name="P10"><text:s text:c="4"/>-<text:span text:style-name="T8">masuk models KategoriBuku_Relasi</text:span></text:p>
      <text:p text:style-name="P11"><text:s text:c="4"/><text:tab/>~use HasFcactory</text:p>
      <text:p text:style-name="P11"><text:tab/> <text:s/>^protected $guarded=[‘id’]</text:p>
      <text:p text:style-name="P11"><text:tab/> <text:s/><text:span text:style-name="T8">^public fnction buku()</text:span></text:p>
      <text:p text:style-name="P11"><text:tab/> <text:s text:c="3"/><text:span text:style-name="T8">{</text:span></text:p>
      <text:p text:style-name="P11"><text:tab/><text:tab/><text:span text:style-name="T8">return $this-&gt;belongsTo(Buku::class);</text:span></text:p>
      <text:p text:style-name="P11"><text:tab/> <text:s text:c="3"/><text:span text:style-name="T8">}</text:span></text:p>
      <text:p text:style-name="P11"/>
      <text:p text:style-name="P15"><text:tab/> <text:s text:c="3"/>public function ktegori()</text:p>
      <text:p text:style-name="P15"><text:tab/> <text:s text:c="3"/>{</text:p>
      <text:p text:style-name="P15"><text:tab/><text:tab/>return $this-&gt;belongsTo(Kategori::class);</text:p>
      <text:p text:style-name="P15"><text:tab/> <text:s text:c="3"/>}</text:p>
      <text:p text:style-name="P15"><text:s text:c="3"/>-<text:span text:style-name="T9">masuk models koleksi pribadi</text:span></text:p>
      <text:p text:style-name="P16"><text:tab/><text:span text:style-name="T7">~use HasFcactory</text:span></text:p>
      <text:p text:style-name="P12"><text:tab/> <text:s/>^protected $guarded=[‘id’]</text:p>
      <text:p text:style-name="P12"><text:tab/><text:span text:style-name="T9">public function user()</text:span></text:p>
      <text:p text:style-name="P12"><text:tab/><text:span text:style-name="T9">{</text:span></text:p>
      <text:p text:style-name="P12"><text:tab/><text:tab/><text:span text:style-name="T9">return $this-&gt;belongsTo(User::clas)</text:span></text:p>
      <text:p text:style-name="P12"><text:tab/><text:span text:style-name="T9">}</text:span></text:p>
      <text:p text:style-name="P12"><text:tab/><text:span text:style-name="T8">public fnction buku()</text:span></text:p>
      <text:p text:style-name="P12"><text:tab/> <text:s text:c="3"/><text:span text:style-name="T8">{</text:span></text:p>
      <text:p text:style-name="P12"><text:tab/><text:tab/><text:span text:style-name="T8">return $this-&gt;belongsTo(Buku::class);</text:span></text:p>
      <text:p text:style-name="P12"><text:soft-page-break/><text:tab/> <text:s text:c="3"/><text:span text:style-name="T8">}</text:span></text:p>
      <text:p text:style-name="P12">-<text:span text:style-name="T9">models peminjaman </text:span></text:p>
      <text:p text:style-name="P16"><text:tab/><text:span text:style-name="T7">~use HasFcactory</text:span></text:p>
      <text:p text:style-name="P12"><text:tab/> <text:s/>^protected $guarded=[‘id’]</text:p>
      <text:p text:style-name="P12"><text:tab/><text:span text:style-name="T9">public function user()</text:span></text:p>
      <text:p text:style-name="P12"><text:tab/><text:span text:style-name="T9">{</text:span></text:p>
      <text:p text:style-name="P12"><text:tab/><text:tab/><text:span text:style-name="T9">return $this-&gt;belongsTo(User::clas)</text:span></text:p>
      <text:p text:style-name="P12"><text:tab/><text:span text:style-name="T9">}</text:span></text:p>
      <text:p text:style-name="P12"><text:tab/><text:span text:style-name="T8">public fnction buku()</text:span></text:p>
      <text:p text:style-name="P12"><text:tab/> <text:s text:c="3"/><text:span text:style-name="T8">{</text:span></text:p>
      <text:p text:style-name="P12"><text:tab/><text:tab/><text:span text:style-name="T8">return $this-&gt;belongsTo(Buku::class);</text:span></text:p>
      <text:p text:style-name="P12"><text:tab/> <text:s text:c="3"/><text:span text:style-name="T8">}</text:span></text:p>
      <text:p text:style-name="P12">-<text:span text:style-name="T10">models ulasan buku</text:span></text:p>
      <text:p text:style-name="P13"><text:tab/><text:span text:style-name="T8"><text:tab/></text:span>~use HasFcactory</text:p>
      <text:p text:style-name="P13"><text:tab/> <text:s/>^protected $guarded=[‘id’]</text:p>
      <text:p text:style-name="P13"><text:tab/><text:span text:style-name="T9">public function user()</text:span></text:p>
      <text:p text:style-name="P13"><text:tab/><text:span text:style-name="T9">{</text:span></text:p>
      <text:p text:style-name="P13"><text:tab/><text:tab/><text:span text:style-name="T9">return $this-&gt;belongsTo(User::clas)</text:span></text:p>
      <text:p text:style-name="P13"><text:tab/><text:span text:style-name="T9">}</text:span></text:p>
      <text:p text:style-name="P13"><text:tab/><text:span text:style-name="T8">public fnction buku()</text:span></text:p>
      <text:p text:style-name="P13"><text:tab/> <text:s text:c="3"/><text:span text:style-name="T8">{</text:span></text:p>
      <text:p text:style-name="P13"><text:tab/><text:tab/><text:span text:style-name="T8">return $this-&gt;belongsTo(Buku::class);</text:span></text:p>
      <text:p text:style-name="P13"><text:tab/> <text:s text:c="3"/><text:span text:style-name="T8">}</text:span></text:p>
      <text:p text:style-name="P13">-<text:span text:style-name="T10">masuk ke models user</text:span></text:p>
      <text:p text:style-name="P17">tambhan: protected $fillable </text:p>
      <text:p text:style-name="P17"><text:tab/> <text:s text:c="3"/>-password</text:p>
      <text:p text:style-name="P17"><text:tab/> <text:s text:c="3"/>-nama_lengkp</text:p>
      <text:p text:style-name="P17"><text:tab/> <text:s text:c="3"/>-alamat</text:p>
      <text:p text:style-name="P17"><text:tab/> <text:s text:c="3"/>-role</text:p>
      <text:p text:style-name="P17"><text:tab/> <text:s text:c="3"/>-verifikasi</text:p>
      <text:p text:style-name="P17"><text:tab/></text:p>
      <text:p text:style-name="P17"><text:tab/>public function peminjaman(</text:p>
      <text:p text:style-name="P13"><text:tab/><text:span text:style-name="T9">{</text:span></text:p>
      <text:p text:style-name="P13"><text:tab/><text:tab/><text:span text:style-name="T9">return $this-&gt;</text:span><text:span text:style-name="T11">hasMany</text:span><text:span text:style-name="T9">(</text:span><text:span text:style-name="T11">Peminjaman</text:span><text:span text:style-name="T9">::clas);</text:span></text:p>
      <text:p text:style-name="P13"><text:tab/><text:span text:style-name="T9">}</text:span></text:p>
      <text:p text:style-name="P13"/>
      <text:p text:style-name="P14"><text:span text:style-name="T9"><text:tab/></text:span><text:span text:style-name="T10">public function <text:s/></text:span><text:span text:style-name="T11">koleksipribadi</text:span><text:span text:style-name="T10">()</text:span></text:p>
      <text:p text:style-name="P14"><text:tab/><text:span text:style-name="T9">{</text:span></text:p>
      <text:p text:style-name="P14"><text:tab/><text:tab/><text:span text:style-name="T9">return $this-&gt;</text:span><text:span text:style-name="T11">hasMany</text:span><text:span text:style-name="T9">(</text:span><text:span text:style-name="T11">koleksipribadi</text:span><text:span text:style-name="T9">::clas);</text:span></text:p>
      <text:p text:style-name="P14"><text:tab/><text:span text:style-name="T9">}</text:span></text:p>
      <text:p text:style-name="P14"><text:tab/></text:p>
      <text:p text:style-name="P14"><text:tab/><text:span text:style-name="T10">public function <text:s/></text:span><text:span text:style-name="T12">ulasanbuku</text:span><text:span text:style-name="T10">()</text:span></text:p>
      <text:p text:style-name="P14"><text:tab/><text:span text:style-name="T9">{</text:span></text:p>
      <text:p text:style-name="P14"><text:tab/><text:tab/><text:span text:style-name="T9">return $this-&gt;</text:span><text:span text:style-name="T11">hasMany</text:span><text:span text:style-name="T9">(</text:span><text:span text:style-name="T12">ulasanbuku</text:span><text:span text:style-name="T9">::clas);</text:span></text:p>
      <text:p text:style-name="P14"><text:tab/><text:span text:style-name="T9">}</text:span></text:p>
      <text:p text:style-name="P18">-masuk ke localhost isi semua database perpustakaan </text:p>
      <text:p text:style-name="P18">-masuk ke folder template azira </text:p>
      <text:p text:style-name="P19"><text:s text:c="3"/>~copy bagian asset di simpan project iskom1 simpn ke dalam folder public </text:p>
      <text:p text:style-name="P19">-<text:span text:style-name="T13">buka template azira</text:span></text:p>
      <text:p text:style-name="P19"><text:s text:c="3"/><text:span text:style-name="T13">~buka html azira</text:span></text:p>
      <text:p text:style-name="P19"><text:s text:c="3"/><text:span text:style-name="T13">~klik kanan (klik view page sourche)</text:span></text:p>
      <text:p text:style-name="P19"><text:s text:c="3"/><text:span text:style-name="T13">~copy sintaks html</text:span></text:p>
      <text:p text:style-name="P19"><text:soft-page-break/><text:s text:c="2"/>-<text:span text:style-name="T13">klik</text:span> <text:span text:style-name="T13">view</text:span></text:p>
      <text:p text:style-name="P19"><text:s text:c="6"/><text:span text:style-name="T13">~new folder</text:span></text:p>
      <text:p text:style-name="P19"><text:s text:c="6"/><text:span text:style-name="T13">~_template_back di dalam file itu </text:span></text:p>
      <text:p text:style-name="P19"><text:s text:c="10"/><text:span text:style-name="T13">~membuat layout.blade.php</text:span></text:p>
      <text:p text:style-name="P19"><text:tab/> <text:span text:style-name="T13">~paste sintaks html ke dalam layout</text:span></text:p>
      <text:p text:style-name="P19"><text:tab/><text:span text:style-name="T13">~</text:span><text:span text:style-name="T14">pencet ctrl d</text:span></text:p>
      <text:p text:style-name="P19"><text:tab/><text:span text:style-name="T14">~asset di hapus sampai titik-titik</text:span></text:p>
      <text:p text:style-name="P19"><text:tab/><text:span text:style-name="T14">~di kasih kurung kurawal {} di dalam kurung kurawal {‘assets’} terus sve</text:span></text:p>
      <text:p text:style-name="P19">-<text:span text:style-name="T14">masuk ke dalam folder routes </text:span></text:p>
      <text:p text:style-name="P19"><text:tab/><text:span text:style-name="T14">route::get(‘/’,function () {</text:span></text:p>
      <text:p text:style-name="P19"><text:tab/> <text:s text:c="5"/><text:span text:style-name="T14">return view(‘_template_back.layout’);</text:span></text:p>
      <text:p text:style-name="P19"><text:tab/><text:span text:style-name="T14">});</text:span></text:p>
      <text:p text:style-name="P20"><text:s/><text:tab/><text:span text:style-name="T14">~masuk ke dalam dot php masukkan nama folder dan </text:span></text:p>
      <text:p text:style-name="P24"><text:tab/>~nama file lalu save </text:p>
      <text:p text:style-name="P20"><text:tab/><text:span text:style-name="T14">~dan jalankan </text:span><text:span text:style-name="T15">php artisan serve</text:span></text:p>
      <text:p text:style-name="P20"><text:tab/><text:span text:style-name="T15">~buat file di tamplate_back lalu berinama <text:s/>(navhaeader.blade.php)</text:span></text:p>
      <text:p text:style-name="P20"><text:tab/><text:tab/><text:span text:style-name="T15">~buka tamplate sebelumnya lalu cari angka 46 lalu pencet yang tanda bawahnya</text:span></text:p>
      <text:p text:style-name="P20"><text:tab/><text:tab/><text:span text:style-name="T15">~copy dari 46-469 lalu ctrl x lalu masukkan ke navheader.blade.php</text:span></text:p>
      <text:p text:style-name="P20"><text:tab/><text:tab/><text:span text:style-name="T15">~lalu balik ke folder loyout terus ke include(_template_back.navheader’)</text:span></text:p>
      <text:p text:style-name="P20"><text:tab/><text:tab/><text:tab/><text:span text:style-name="T15">~lalu sve di line 51-324 copy ctrl x</text:span></text:p>
      <text:p text:style-name="P20"><text:tab/><text:span text:style-name="T15">~di template_back membuat file (sidebar.blade.php)paste di sidebr</text:span></text:p>
      <text:p text:style-name="P20"><text:tab/><text:span text:style-name="T15">~lalu ke file loyout di line 50 membuat include (‘tamplate_back.sidebar’)</text:span></text:p>
      <text:p text:style-name="P20"><text:tab/><text:span text:style-name="T16">~di bagian sidebar ke line 533-269</text:span></text:p>
      <text:p text:style-name="P21"><text:tab/>~klik line 53 pencet shift terus klik kiri</text:p>
      <text:p text:style-name="P21"><text:tab/>~line 51 di li class dan di bawah ya </text:p>
      <text:p text:style-name="P21"><text:tab/>~dshboard di ganti menjadi buku (lalu sve)</text:p>
      <text:p text:style-name="P21">-lalu masuk ke folder layout </text:p>
      <text:p text:style-name="P21">-<text:span text:style-name="T17">dan ke bagian --&gt;breadrumb tilep&lt;-- </text:span></text:p>
      <text:p text:style-name="P21">-<text:span text:style-name="T17">main content body tilep</text:span></text:p>
      <text:p text:style-name="P25">-bredcumb delete 59-110</text:p>
      <text:p text:style-name="P22">-59 @yield(‘content’) save</text:p>
      <text:p text:style-name="P22"/>
      <text:p text:style-name="P22">di view membuat folder index.blde.php</text:p>
      <text:p text:style-name="P22">index mengambil template back dari loyout</text:p>
      <text:p text:style-name="P22">@secion(‘content’)(lalu sve)</text:p>
      <text:p text:style-name="P22">-klik terminal di vscode</text:p>
      <text:p text:style-name="P22"><text:s text:c="3"/>~lalu ketik php artisan make:controlle BukuController -r (lalu enter)</text:p>
      <text:p text:style-name="P22"><text:s text:c="3"/>~lalu buka web php </text:p>
      <text:p text:style-name="P22"><text:tab/>~buat route baru</text:p>
      <text:p text:style-name="P22"><text:tab/>-Route::resource(‘buku’, BukuController::class);</text:p>
      <text:p text:style-name="P22"><text:tab/>~di bagian atas di tambah kan </text:p>
      <text:p text:style-name="P22"><text:tab/>-use App\Http\Controllers\BukuController</text:p>
      <text:p text:style-name="P22">-buka folder Http </text:p>
      <text:p text:style-name="P22">~controller arah kan ke data buku ( return view(‘data_buku.index’) </text:p>
      <text:p text:style-name="P22">-di index tambahkan data buku</text:p>
      <text:p text:style-name="P22">(akses URL ke buku)</text:p>
      <text:p text:style-name="P27">-----menghapus setting, <text:span text:style-name="T18">buka bagian navedear</text:span></text:p>
      <text:p text:style-name="P28">lalu cari line 16-48 (tilep)</text:p>
      <text:p text:style-name="P28">copy dari button sampai line 48</text:p>
      <text:p text:style-name="P28">line 22-34 ditilep</text:p>
      <text:p text:style-name="P28">line 22-40 di blok lalu delete</text:p>
      <text:p text:style-name="P28">(save dan refrach)</text:p>
      <text:p text:style-name="P28"><text:soft-page-break/>di line 20-23 delete</text:p>
      <text:p text:style-name="P28">-------menghapus email</text:p>
      <text:p text:style-name="P28">dari line 59-132 di tilep, lalu blok dan delete</text:p>
      <text:p text:style-name="P28">di bagian line 56-61 di tilep lalu di delete</text:p>
      <text:p text:style-name="P28">-------menghapus tombol <text:span text:style-name="T19">notifikasi</text:span></text:p>
      <text:p text:style-name="P29">59-145 di tilep, di blok nya dari 58 <text:span text:style-name="T19">lalu hapus</text:span></text:p>
      <text:p text:style-name="P29">-------<text:span text:style-name="T19">di bagian pages klik</text:span></text:p>
      <text:p text:style-name="P29"><text:span text:style-name="T19">klik tables lalu klik edit table</text:span></text:p>
      <text:p text:style-name="P29"><text:span text:style-name="T19">cari dan copy lalu simple copy</text:span></text:p>
      <text:p text:style-name="P29"><text:span text:style-name="T19">simple table di copy dan paste ctrl f </text:span></text:p>
      <text:p text:style-name="P29"><text:span text:style-name="T19">dari line 637 blok sampai739 copy ke vcode </text:span><text:span text:style-name="T20">buka</text:span><text:span text:style-name="T19"> data buku index yang h1 hapus terus ctrl-v</text:span></text:p>
      <text:p text:style-name="P29"><text:span text:style-name="T19">di </text:span><text:span text:style-name="T20">bagian </text:span><text:span text:style-name="T19">bawah d</text:span><text:span text:style-name="T20">iv membuat div baru &lt;/div&gt;</text:span></text:p>
      <text:p text:style-name="P29">--------<text:span text:style-name="T21">hapus bagian grafik</text:span></text:p>
      <text:p text:style-name="P31">buka data buku di index</text:p>
      <text:p text:style-name="P31">cari class line 15-45 blok dan delete</text:p>
      <text:p text:style-name="P31">(save dan refrace)</text:p>
      <text:p text:style-name="P31">--------<text:span text:style-name="T22">membuat creat </text:span></text:p>
      <text:p text:style-name="P32">buka index data buku</text:p>
      <text:p text:style-name="P32">line 27 di blok lalu di delete</text:p>
      <text:p text:style-name="P32">di bagian atas line 24 -25 blok lalu delete</text:p>
      <text:p text:style-name="P32">lalu membuat &lt;a href=”” class=”btn btn-primary”&gt;Tambah Data&lt;/a&gt;</text:p>
      <text:p text:style-name="P32">di bagian bawah </text:p>
      <text:p text:style-name="P32">di dalam card body </text:p>
      <text:p text:style-name="P32">&lt;a href=”{{ route(‘buku.create’) }}” class=”btn btn-primary”&gt;Tambah Data&lt;/a&gt;</text:p>
      <text:p text:style-name="P32">------membuat folder baru (from_create.blade.php)</text:p>
      <text:p text:style-name="P32">copy dari index dan paste di from</text:p>
      <text:p text:style-name="P32">di line 27 table-responsive -71 delete </text:p>
      <text:p text:style-name="P32">------masuk ke dalam controller buku</text:p>
      <text:p text:style-name="P32">arah kan function ke from create </text:p>
      <text:p text:style-name="P32">(save dan refrace)</text:p>
      <text:p text:style-name="P32">cari di from lalu klik from layout</text:p>
      <text:p text:style-name="P33">copy from lalu klik kanan </text:p>
      <text:p text:style-name="P33">lalu cari 730-770 row ke row copy</text:p>
      <text:p text:style-name="P33">masuk ke from create </text:p>
      <text:p text:style-name="P33">line 19 tutup lalu blok dan delete</text:p>
      <text:p text:style-name="P33">lalu paste yang row</text:p>
      <text:p text:style-name="P34">------ (create) di bagian line 23 left align</text:p>
      <text:p text:style-name="P34">ganti menjadi data buku </text:p>
      <text:p text:style-name="P34">bagian p class delete lalu ganti dengan “hrap untuk mengisi sema input”</text:p>
      <text:p text:style-name="P34">-------masuk ke from create</text:p>
      <text:p text:style-name="P34">firstname ganti menjadi judul buku </text:p>
      <text:p text:style-name="P34">enter your menjadi enter your judul buku”</text:p>
      <text:p text:style-name="P34">tambahkan name=”judul”</text:p>
      <text:p text:style-name="P34">lastname di ganti menjadi penulis</text:p>
      <text:p text:style-name="P34">enter you penulis </text:p>
      <text:p text:style-name="P34">lastname rename menjadi penulis</text:p>
      <text:p text:style-name="P34">bagian emil ganti dengan penerbit </text:p>
      <text:p text:style-name="P34">type di ganti menjadi text</text:p>
      <text:p text:style-name="P34">copy bagian line 44-51 tilep blok </text:p>
      <text:p text:style-name="P34">alt shif bawah (copy ke bawah)</text:p>
      <text:p text:style-name="P34">penerbit di ganti menjadi tahun terbit</text:p>
      <text:p text:style-name="P34">di bagian name di ganti menjadi tahun_terbit </text:p>
      <text:p text:style-name="P35"><text:soft-page-break/>bagian type di ganti menjadi number</text:p>
      <text:p text:style-name="P35">kalau berhasil ada 4 input an</text:p>
      <text:p text:style-name="P35">button register ganti menjadi simpan </text:p>
      <text:p text:style-name="P35">bagian kiri simpan tambahkan type=”submit”</text:p>
      <text:p text:style-name="P35">lalu scrol ke atas bagian harap isi semua enter </text:p>
      <text:p text:style-name="P35">lalu tambhkan &lt;form action=”” method=”post”&gt;</text:p>
      <text:p text:style-name="P35">di bagian bawah cancel button</text:p>
      <text:p text:style-name="P35">tambahkan bagian form action=”{{ route(‘buku.store’) }}</text:p>
      <text:p text:style-name="P35">(save lalu refrace)</text:p>
      <text:p text:style-name="P35">---------masuk ke controller buku</text:p>
      <text:p text:style-name="P35">lalu cari public function store</text:p>
      <text:p text:style-name="P35">(save lalu <text:s/>refreach)</text:p>
      <text:p text:style-name="P36">---------masuk ke controller</text:p>
      <text:p text:style-name="P36">komen lalu masukkan falidasi untuk data2 nya</text:p>
      <text:p text:style-name="P36">‘judul’=&gt;’required</text:p>
      <text:p text:style-name="P36">‘penulis’=&gt;’requierd</text:p>
      <text:p text:style-name="P36">‘penerbit’=&gt;’requiered</text:p>
      <text:p text:style-name="P36">‘tahun_terbit’=&gt;’required|max:4,</text:p>
      <text:p text:style-name="P36">],</text:p>
      <text:p text:style-name="P36">[</text:p>
      <text:p text:style-name="P36">‘judul.requred’=&gt;judul wajib isis</text:p>
      <text:p text:style-name="P36">‘penulis.reqiire’=&gt;penulis wajib isi</text:p>
      <text:p text:style-name="P36">‘penerbit.required’=&gt;penerbit</text:p>
      <text:p text:style-name="P36">‘tahun terbit’=&gt;tahun terbit,</text:p>
      <text:p text:style-name="P37">],</text:p>
      <text:p text:style-name="P37">--------<text:span text:style-name="T23">membuat variabel data array</text:span></text:p>
      <text:p text:style-name="P37">‘judul’=&gt;’required</text:p>
      <text:p text:style-name="P37">‘penulis’=&gt;’requierd</text:p>
      <text:p text:style-name="P37">‘penerbit’=&gt;’requiered</text:p>
      <text:p text:style-name="P37">‘<text:span text:style-name="T23">tahun_terbitt=&gt;$request-&gt;tahun terbut,</text:span></text:p>
      <text:p text:style-name="P38">----------panggil model buku</text:p>
      <text:p text:style-name="P38">buku::create($data);</text:p>
      <text:p text:style-name="P38">return edirect-&gt;route(‘buku.index); kasih pesa <text:span text:style-name="T24">&gt;with succes:’data berhasil di simpan</text:span></text:p>
      <text:p text:style-name="P39">menampilkan dari database ke tampilan halaman </text:p>
      <text:p text:style-name="P39">masuk ke bku contoer cari bagian indx </text:p>
      <text:p text:style-name="P39">ke atas kita bikin variabel $buku=buku:all()</text:p>
      <text:p text:style-name="P39">retru view (‘data_buku.index’.composer”buku)</text:p>
      <text:p text:style-name="P39">jangan lupa pake use app\models</text:p>
      <text:p text:style-name="P40">buka file di data buku index di bagian colum</text:p>
      <text:p text:style-name="P40"><text:span text:style-name="T25">no, judul, penulis, penerbit tahun terbit, action</text:span></text:p>
      <text:p text:style-name="P40"><text:span text:style-name="T25">tutup semua yang ada tanya kecuali yang ke satu blok yang lain lalu ke delete</text:span></text:p>
      <text:p text:style-name="P40"><text:span text:style-name="T25">@foreach($buku as$dt)</text:span></text:p>
      <text:p text:style-name="P40"><text:span text:style-name="T25">perulangan {{$loop-&gt;iteration}}</text:span> </text:p>
      <text:p text:style-name="P35"/>
      <text:p text:style-name="P35"/>
      <text:p text:style-name="P29"/>
      <text:p text:style-name="P30"/>
      <text:p text:style-name="P22"><text:s/></text:p>
      <text:p text:style-name="P22"/>
      <text:p text:style-name="P19"><text:s text:c="6"/></text:p>
      <text:p text:style-name="P17"/>
      <text:p text:style-name="P5"><text:s text:c="4"/></text:p>
      <text:p text:style-name="P4"><text:soft-page-break/><text:s text:c="3"/></text:p>
      <text:p text:style-name="P2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3T16:58:52.097000000</meta:creation-date>
    <dc:date>2024-02-14T23:10:32.563000000</dc:date>
    <meta:editing-duration>PT2H43M28S</meta:editing-duration>
    <meta:editing-cycles>14</meta:editing-cycles>
    <meta:generator>LibreOffice/7.3.5.2$Windows_X86_64 LibreOffice_project/184fe81b8c8c30d8b5082578aee2fed2ea847c01</meta:generator>
    <meta:document-statistic meta:table-count="0" meta:image-count="0" meta:object-count="0" meta:page-count="7" meta:paragraph-count="305" meta:word-count="1149" meta:character-count="8956" meta:non-whitespace-character-count="7627"/>
  </office:meta>
</office:document-meta>
</file>